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none" fo:background-color="#00cc00" fo:border-left="0.002cm solid #000000" fo:border-right="0.002cm solid #000000" fo:border-top="none"/>
    </style:style>
    <style:style style:name="ce4" style:family="table-cell" style:parent-style-name="Default">
      <style:table-cell-properties fo:border-bottom="none" fo:background-color="#3399ff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background-color="#00cc00" fo:border-left="none" fo:border-right="0.002cm solid #000000" fo:border-top="none"/>
    </style:style>
    <style:style style:name="ce13" style:family="table-cell" style:parent-style-name="Default">
      <style:table-cell-properties fo:border-bottom="none" fo:background-color="#3399ff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00cc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3399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ackground-color="#ffcc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" table:default-cell-style-name="ce15"/>
        <table:table-column table:style-name="co1" table:number-columns-repeated="1017" table:default-cell-style-name="Default"/>
        <table:table-row table:style-name="ro1">
          <table:table-cell office:value-type="string">
            <text:p>Cohérence des personnages entre jouables et affrontable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Personnage qui peuvent être affrontés</text:p>
          </table:table-cell>
          <table:covered-table-cell table:style-name="ce6"/>
          <table:covered-table-cell table:style-name="ce10"/>
          <table:table-cell table:style-name="ce1" office:value-type="string" table:number-columns-spanned="3" table:number-rows-spanned="1">
            <text:p>Personnages jouables et affrontables</text:p>
          </table:table-cell>
          <table:covered-table-cell table:style-name="ce6"/>
          <table:covered-table-cell table:style-name="ce10"/>
          <table:table-cell table:style-name="ce20" office:value-type="string" table:number-columns-spanned="3" table:number-rows-spanned="1">
            <text:p>Personnages seulement jouables</text:p>
          </table:table-cell>
          <table:covered-table-cell table:number-columns-repeated="2" table:style-name="ce2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-Bomb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21" office:value-type="string" table:number-columns-spanned="3" table:number-rows-spanned="1">
            <text:p>caméléon</text:p>
          </table:table-cell>
          <table:covered-table-cell table:number-columns-repeated="2" table:style-name="ce2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bominatio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21" office:value-type="string" table:number-columns-spanned="3" table:number-rows-spanned="1">
            <text:p>Laufey</text:p>
          </table:table-cell>
          <table:covered-table-cell table:number-columns-repeated="2" table:style-name="ce2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bsorbing Ma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21" office:value-type="string" table:number-columns-spanned="3" table:number-rows-spanned="1">
            <text:p>dum dum duga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dam Warlock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gus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gent Venom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ngel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nti Venom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ntma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pocalyps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rchangel (apocalypse)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Fauve (Apocalypse)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Iceberg (apocalypse)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alicia (apocalypse)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X-23 (apocalypse)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rcad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rès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rnim Zola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valanch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aron Mordo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aron Von Struck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aron Zemo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astio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atroc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e Fauv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eetl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eta Ray Bill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ishop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lack Bolt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lack Cat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lackheart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hevalier noi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lack panth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vortex noi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lack widow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lad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number-columns-repeated="2" table:style-name="ce7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lizzard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lob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lu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oomerang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owma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bulldozer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bullseye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abl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ammi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peedball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aptain americ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captain britai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aptain marvel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arnag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hase &amp; stei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loak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agg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olleen wing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olossus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dracula</text:p>
          </table:table-cell>
          <table:covered-table-cell table:number-columns-repeated="2" table:style-name="ce8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constricteur</text:p>
          </table:table-cell>
          <table:covered-table-cell table:number-columns-repeated="2" table:style-name="ce8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comte Nefaria</text:p>
          </table:table-cell>
          <table:covered-table-cell table:number-columns-repeated="2" table:style-name="ce8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rimson cowl</text:p>
          </table:table-cell>
          <table:covered-table-cell table:number-columns-repeated="2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rimson dynamo</text:p>
          </table:table-cell>
          <table:covered-table-cell table:number-columns-repeated="2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rossfire</text:p>
          </table:table-cell>
          <table:covered-table-cell table:number-columns-repeated="2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rystal</text:p>
          </table:table-cell>
          <table:covered-table-cell table:number-columns-repeated="2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yclop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daimon hellstrom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aredevil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ark hawkey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ark tho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ark widow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ark wolverin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eadpool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eathlocket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eathlocket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estructeu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r Octopuss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omino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ormammu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r strang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r voodoo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ragonett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rax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electro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elektr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elsa bloodston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emma frost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enchanteress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exécuteu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exosquelett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faiza hussai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alco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fandral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antomex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atalis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ul borso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ngri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greitoth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nul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i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kadi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okk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nerkkod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kir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kuurth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ix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flagsmashe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gambit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gamor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ghost rid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gorgon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green gobeli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gargouille grise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fossoyeur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groot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amme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ammerhead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hank pym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avok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awkey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eimdall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el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ellcat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ercul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aitre de l'évolutio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ogu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ood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oward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ulk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orche humain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ybrid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ydroma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yperio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iceberg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emme invisibl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ironclad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ironfist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ironma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ulkbuste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jack o lanter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jessica jones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léau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Ka-zar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kang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karn</text:p>
          </table:table-cell>
          <table:covered-table-cell/>
          <table:covered-table-cell table:style-name="ce11"/>
          <table:table-cell table:style-name="ce16" office:value-type="string" table:number-columns-spanned="3" table:number-rows-spanned="1">
            <text:p>x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karnak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karolina dean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aid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kitty prid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knight america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krave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kurs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leade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onolith vivant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pharaon vivant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ézard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gueule d'o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oki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uke cag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odok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gik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gneto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alekith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omme sing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ndari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ntis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ximus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edus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ephisto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ilitant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iss marvel khamala kha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isty knight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me mask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ockinbird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molly hayes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moon dragon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oon knight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opal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morbius</text:p>
          </table:table-cell>
          <table:covered-table-cell/>
          <table:covered-table-cell table:style-name="ce11"/>
          <table:table-cell table:style-name="ce16" office:value-type="string" table:number-columns-spanned="3" table:number-rows-spanned="1">
            <text:p>x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organe la fé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morlun</text:p>
          </table:table-cell>
          <table:covered-table-cell/>
          <table:covered-table-cell table:style-name="ce11"/>
          <table:table-cell table:style-name="ce16" office:value-type="string" table:number-columns-spanned="3" table:number-rows-spanned="1">
            <text:p>x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r fantastic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mr sinister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ysterio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ystiqu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ebul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nico minoru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iablo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nimrod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itro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ova (Sam Alexander)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ova (Richard Rider)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odi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entinelle omega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phylla vell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phénix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olossus (force phénix)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yclope (force phénix)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emma frost (force phénix)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agik (force phénix)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phénix (force phénix)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le compresseur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power armo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entinelle prim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psylock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punish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quak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quicksilv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ulk roug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miss hulk rouge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rane roug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rescu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rocket raccoo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lici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rona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ent de sabr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omme sabl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satana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auro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avi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orcière roug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cream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sebastian shaw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selene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shanna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hattersta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iss hulk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shocker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if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ongbird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piderwoma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piderma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spidergirl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spidergwe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uperior spiderma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piderman 2099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ymbiote spiderma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pider miles morales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silk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piral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pitfir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quirrell girl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tar lord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tegro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ornad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ugarma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unfir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urtu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tactical forc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askmast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than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hanos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blackdwarf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corvus glaive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proxima night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supergiant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a chos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ho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boulet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thundra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igr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titanium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crapaud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ultron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umar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union jack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alkyri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vapo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vecto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enom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victor mancha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a vipèr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isio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olstagg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autou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ar machin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iron patriot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asp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whiplash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hite tig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inter soldi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olverine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onder ma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démolisseur</text:p>
          </table:table-cell>
          <table:covered-table-cell table:style-name="ce8"/>
          <table:covered-table-cell table:style-name="ce13"/>
          <table:table-cell table:style-name="ce18" table:number-columns-spanned="3" table:number-rows-spanned="1"/>
          <table:covered-table-cell table:style-name="ce8"/>
          <table:covered-table-cell table:style-name="ce13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x-23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X-ray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yellow jacket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ymi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yondu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zzzax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ttum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entry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oid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professeur xavier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urfeur d'argent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amo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amor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amorit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namor (force phénix)</text:p>
          </table:table-cell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ngela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Joker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arley Quinn</text:p>
          </table:table-cell>
          <table:covered-table-cell table:style-name="ce7"/>
          <table:covered-table-cell table:style-name="ce12"/>
          <table:table-cell table:style-name="ce17" office:value-type="string" table:number-columns-spanned="3" table:number-rows-spanned="1">
            <text:p>x</text:p>
          </table:table-cell>
          <table:covered-table-cell table:style-name="ce7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/>
          <table:covered-table-cell table:style-name="ce11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5" table:number-columns-spanned="3" table:number-rows-spanned="1"/>
          <table:covered-table-cell table:style-name="ce9"/>
          <table:covered-table-cell table:style-name="ce14"/>
          <table:table-cell table:style-name="ce19" table:number-columns-spanned="3" table:number-rows-spanned="1"/>
          <table:covered-table-cell table:style-name="ce9"/>
          <table:covered-table-cell table:style-name="ce14"/>
          <table:table-cell table:style-name="ce19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planning.A4:planning.A3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9" style:display-name="ConditionalStyle_19" style:family="table-cell" style:parent-style-name="Default">
      <style:table-cell-properties fo:background-color="#fdeada"/>
    </style:style>
    <style:style style:name="ConditionalStyle_5f_18" style:display-name="ConditionalStyle_18" style:family="table-cell" style:parent-style-name="Default">
      <style:table-cell-properties fo:background-color="#fac090"/>
    </style:style>
    <style:style style:name="ConditionalStyle_5f_17" style:display-name="ConditionalStyle_17" style:family="table-cell" style:parent-style-name="Default">
      <style:table-cell-properties fo:background-color="#dce6f2"/>
    </style:style>
    <style:style style:name="ConditionalStyle_5f_16" style:display-name="ConditionalStyle_16" style:family="table-cell" style:parent-style-name="Default">
      <style:table-cell-properties fo:background-color="#95b3d7"/>
    </style:style>
    <style:style style:name="ConditionalStyle_5f_15" style:display-name="ConditionalStyle_15" style:family="table-cell" style:parent-style-name="Default">
      <style:table-cell-properties fo:background-color="#f2dcdb"/>
    </style:style>
    <style:style style:name="ConditionalStyle_5f_14" style:display-name="ConditionalStyle_14" style:family="table-cell" style:parent-style-name="Default">
      <style:table-cell-properties fo:background-color="#e6b9b8"/>
    </style:style>
    <style:style style:name="ConditionalStyle_5f_13" style:display-name="ConditionalStyle_13" style:family="table-cell" style:parent-style-name="Default">
      <style:table-cell-properties fo:background-color="#fdeada"/>
    </style:style>
    <style:style style:name="ConditionalStyle_5f_12" style:display-name="ConditionalStyle_12" style:family="table-cell" style:parent-style-name="Default">
      <style:table-cell-properties fo:background-color="#fac090"/>
    </style:style>
    <style:style style:name="ConditionalStyle_5f_11" style:display-name="ConditionalStyle_11" style:family="table-cell" style:parent-style-name="Default">
      <style:table-cell-properties fo:background-color="#dce6f2"/>
    </style:style>
    <style:style style:name="ConditionalStyle_5f_10" style:display-name="ConditionalStyle_10" style:family="table-cell" style:parent-style-name="Default">
      <style:table-cell-properties fo:background-color="#95b3d7"/>
    </style:style>
    <style:style style:name="ConditionalStyle_5f_9" style:display-name="ConditionalStyle_9" style:family="table-cell" style:parent-style-name="Default">
      <style:table-cell-properties fo:background-color="#f2dcdb"/>
    </style:style>
    <style:style style:name="ConditionalStyle_5f_8" style:display-name="ConditionalStyle_8" style:family="table-cell" style:parent-style-name="Default">
      <style:table-cell-properties fo:background-color="#e6b9b8"/>
    </style:style>
    <style:style style:name="ConditionalStyle_5f_1" style:display-name="ConditionalStyle_1" style:family="table-cell" style:parent-style-name="Default">
      <style:table-cell-properties fo:background-color="#a6a6a6"/>
    </style:style>
    <style:style style:name="ConditionalStyle_5f_2" style:display-name="ConditionalStyle_2" style:family="table-cell" style:parent-style-name="Default">
      <style:table-cell-properties fo:background-color="#00b050"/>
    </style:style>
    <style:style style:name="ConditionalStyle_5f_3" style:display-name="ConditionalStyle_3" style:family="table-cell" style:parent-style-name="Default">
      <style:table-cell-properties fo:background-color="#cc0000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5" style:display-name="ConditionalStyle_5" style:family="table-cell" style:parent-style-name="Default">
      <style:table-cell-properties fo:background-color="#0070c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66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7/01/2018</text:date>, <text:time>21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t" style:display-name="PageStyle_Pro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éros" style:display-name="PageStyle_hé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chants" style:display-name="PageStyle_méch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nages_20_additionnels" style:display-name="PageStyle_personnages additionn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eux" style:display-name="PageStyle_lieu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ts" style:display-name="PageStyle_obj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_27_idées_20_pour_20_objets" style:display-name="PageStyle_liste d'idées pour obj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ées" style:display-name="PageStyle_Id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21:48:40.04</dc:date>
    <dc:creator>G S</dc:creator>
    <meta:generator>OpenOffice/4.1.2$Win32 OpenOffice.org_project/412m3$Build-9782</meta:generator>
    <meta:editing-duration>P3DT2H29M9S</meta:editing-duration>
    <meta:editing-cycles>36</meta:editing-cycles>
    <meta:document-statistic meta:table-count="1" meta:cell-count="463" meta:object-count="0"/>
  </office:meta>
</office:document-meta>
</file>